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5b4367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officeooo:paragraph-rsid="00524703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officeooo:paragraph-rsid="009353a0"/>
    </style:style>
    <style:style style:name="P4" style:family="paragraph" style:parent-style-name="Text_20_body">
      <style:paragraph-properties fo:margin-left="0cm" fo:margin-right="0cm" fo:line-height="100%" fo:text-indent="0cm" style:auto-text-indent="false"/>
      <style:text-properties officeooo:paragraph-rsid="009e045e"/>
    </style:style>
    <style:style style:name="P5" style:family="paragraph" style:parent-style-name="Text_20_body">
      <style:paragraph-properties fo:margin-left="0cm" fo:margin-right="0cm" fo:line-height="100%" fo:text-indent="0cm" style:auto-text-indent="false"/>
      <style:text-properties officeooo:paragraph-rsid="00a8ef33"/>
    </style:style>
    <style:style style:name="P6" style:family="paragraph" style:parent-style-name="Text_20_body">
      <style:paragraph-properties fo:margin-left="0cm" fo:margin-right="0cm" fo:line-height="100%" fo:text-indent="0cm" style:auto-text-indent="false"/>
      <style:text-properties officeooo:paragraph-rsid="00bdf57d"/>
    </style:style>
    <style:style style:name="P7" style:family="paragraph" style:parent-style-name="Text_20_body">
      <style:paragraph-properties fo:margin-left="0cm" fo:margin-right="0cm" fo:line-height="100%" fo:text-indent="0cm" style:auto-text-indent="false"/>
      <style:text-properties officeooo:paragraph-rsid="00befd54"/>
    </style:style>
    <style:style style:name="P8" style:family="paragraph" style:parent-style-name="Text_20_body">
      <style:paragraph-properties fo:margin-left="0cm" fo:margin-right="0cm" fo:line-height="100%" fo:text-indent="0cm" style:auto-text-indent="false"/>
      <style:text-properties officeooo:paragraph-rsid="00c04dd0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officeooo:paragraph-rsid="00c0a7f5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officeooo:paragraph-rsid="00c36a63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5c1761" style:font-name-asian="Liberation Serif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a8ef33" style:font-name-asian="Liberation Serif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00703" style:font-name-asian="Liberation Serif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bdefdb" style:font-name-asian="Liberation Serif"/>
    </style:style>
    <style:style style:name="P15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9353a0" style:font-name-asian="Liberation Serif"/>
    </style:style>
    <style:style style:name="P16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a2a8fc" style:font-name-asian="Liberation Serif"/>
    </style:style>
    <style:style style:name="P17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20adab" officeooo:paragraph-rsid="00ec8afa" style:font-name-asian="Liberation Serif"/>
    </style:style>
    <style:style style:name="P18" style:family="paragraph" style:parent-style-name="Text_20_body">
      <style:paragraph-properties fo:margin-left="0cm" fo:margin-right="0cm" fo:line-height="115%" fo:text-indent="0cm" style:auto-text-indent="false"/>
      <style:text-properties style:text-position="0% 100%" style:font-name="Liberation Serif" officeooo:rsid="00d0bce4" officeooo:paragraph-rsid="00ec8afa" style:font-name-asian="Liberation Serif"/>
    </style:style>
    <style:style style:name="P19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524703" officeooo:paragraph-rsid="00643020" style:font-name-asian="Liberation Serif" style:font-size-asian="10.5pt" style:font-size-complex="10.5pt"/>
    </style:style>
    <style:style style:name="P20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524703" officeooo:paragraph-rsid="005c1761" style:font-name-asian="Liberation Serif" style:font-size-asian="10.5pt" style:font-size-complex="10.5pt"/>
    </style:style>
    <style:style style:name="P21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fo:font-size="10.5pt" officeooo:rsid="0020adab" officeooo:paragraph-rsid="009353a0" style:font-name-asian="Liberation Serif" style:font-size-asian="10.5pt" style:font-size-complex="10.5pt"/>
    </style:style>
    <style:style style:name="P2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0af9d"/>
    </style:style>
    <style:style style:name="P2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officeooo:paragraph-rsid="00656557"/>
    </style:style>
    <style:style style:name="P24" style:family="paragraph" style:parent-style-name="Text_20_body">
      <style:paragraph-properties fo:margin-left="0cm" fo:margin-right="0cm" fo:line-height="115%" fo:text-indent="0cm" style:auto-text-indent="false"/>
      <style:text-properties officeooo:paragraph-rsid="0091644e"/>
    </style:style>
    <style:style style:name="P25" style:family="paragraph" style:parent-style-name="Text_20_body">
      <style:paragraph-properties fo:margin-left="0cm" fo:margin-right="0cm" fo:line-height="115%" fo:text-indent="0cm" style:auto-text-indent="false"/>
      <style:text-properties officeooo:paragraph-rsid="009f45c2"/>
    </style:style>
    <style:style style:name="P26" style:family="paragraph" style:parent-style-name="Text_20_body">
      <style:paragraph-properties fo:margin-left="0cm" fo:margin-right="0cm" fo:line-height="115%" fo:text-indent="0cm" style:auto-text-indent="false"/>
      <style:text-properties officeooo:paragraph-rsid="00bc5dd8"/>
    </style:style>
    <style:style style:name="P27" style:family="paragraph" style:parent-style-name="Text_20_body">
      <style:paragraph-properties fo:margin-left="0cm" fo:margin-right="0cm" fo:line-height="115%" fo:text-indent="0cm" style:auto-text-indent="false"/>
      <style:text-properties officeooo:paragraph-rsid="00cae14a"/>
    </style:style>
    <style:style style:name="P28" style:family="paragraph" style:parent-style-name="Text_20_body">
      <style:paragraph-properties fo:margin-left="0cm" fo:margin-right="0cm" fo:line-height="115%" fo:text-indent="0cm" style:auto-text-indent="false"/>
      <style:text-properties officeooo:paragraph-rsid="00d0bce4"/>
    </style:style>
    <style:style style:name="P29" style:family="paragraph" style:parent-style-name="Text_20_body">
      <style:paragraph-properties fo:margin-left="0cm" fo:margin-right="0cm" fo:line-height="115%" fo:text-indent="0cm" style:auto-text-indent="false"/>
      <style:text-properties officeooo:paragraph-rsid="00d3c821"/>
    </style:style>
    <style:style style:name="P30" style:family="paragraph" style:parent-style-name="Text_20_body">
      <style:paragraph-properties fo:margin-left="0cm" fo:margin-right="0cm" fo:line-height="115%" fo:text-indent="0cm" style:auto-text-indent="false"/>
      <style:text-properties officeooo:paragraph-rsid="00f5bdfa"/>
    </style:style>
    <style:style style:name="P31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1362b"/>
    </style:style>
    <style:style style:name="P32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3d59c"/>
    </style:style>
    <style:style style:name="P33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62a4f"/>
    </style:style>
    <style:style style:name="P34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9b182"/>
    </style:style>
    <style:style style:name="P35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0.5pt" officeooo:paragraph-rsid="00d4dadf" style:font-size-asian="10.5pt" style:font-size-complex="10.5pt"/>
    </style:style>
    <style:style style:name="P36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fo:font-size="10.5pt" officeooo:paragraph-rsid="00d590c4" style:font-size-asian="10.5pt" style:font-size-complex="10.5pt"/>
    </style:style>
    <style:style style:name="P37" style:family="paragraph" style:parent-style-name="Text_20_body">
      <style:paragraph-properties fo:margin-left="0cm" fo:margin-right="0cm" fo:line-height="115%" fo:text-indent="0cm" style:auto-text-indent="false"/>
      <style:text-properties fo:font-size="10.5pt" officeooo:paragraph-rsid="00d3c821" style:font-size-asian="10.5pt" style:font-size-complex="10.5pt"/>
    </style:style>
    <style:style style:name="P3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0.5pt" officeooo:paragraph-rsid="00606f26" style:font-size-asian="10.5pt" style:font-size-complex="10.5pt"/>
    </style:style>
    <style:style style:name="P39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353a0"/>
    </style:style>
    <style:style style:name="P40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9a893e"/>
    </style:style>
    <style:style style:name="P41" style:family="paragraph" style:parent-style-name="Text_20_body">
      <style:text-properties officeooo:paragraph-rsid="002b5208"/>
    </style:style>
    <style:style style:name="P42" style:family="paragraph" style:parent-style-name="Text_20_body">
      <style:text-properties officeooo:paragraph-rsid="00358433"/>
    </style:style>
    <style:style style:name="P43" style:family="paragraph" style:parent-style-name="Text_20_body">
      <style:text-properties officeooo:paragraph-rsid="0040c7db"/>
    </style:style>
    <style:style style:name="P44" style:family="paragraph" style:parent-style-name="Text_20_body">
      <style:text-properties officeooo:paragraph-rsid="0045dfca"/>
    </style:style>
    <style:style style:name="P45" style:family="paragraph" style:parent-style-name="Text_20_body">
      <style:text-properties officeooo:paragraph-rsid="00589750"/>
    </style:style>
    <style:style style:name="P46" style:family="paragraph" style:parent-style-name="Text_20_body">
      <style:text-properties officeooo:paragraph-rsid="007e82bf"/>
    </style:style>
    <style:style style:name="P47" style:family="paragraph" style:parent-style-name="Text_20_body">
      <style:text-properties officeooo:paragraph-rsid="0086cee0"/>
    </style:style>
    <style:style style:name="P48" style:family="paragraph" style:parent-style-name="Text_20_body">
      <style:paragraph-properties fo:line-height="115%"/>
      <style:text-properties officeooo:paragraph-rsid="0087d2a6"/>
    </style:style>
    <style:style style:name="P49" style:family="paragraph" style:parent-style-name="Text_20_body">
      <style:text-properties officeooo:paragraph-rsid="00d77a7c"/>
    </style:style>
    <style:style style:name="P50" style:family="paragraph" style:parent-style-name="Text_20_body">
      <style:text-properties officeooo:paragraph-rsid="00d8df1d"/>
    </style:style>
    <style:style style:name="P51" style:family="paragraph" style:parent-style-name="Text_20_body">
      <style:text-properties officeooo:paragraph-rsid="00e53ef7"/>
    </style:style>
    <style:style style:name="P52" style:family="paragraph" style:parent-style-name="Text_20_body">
      <style:text-properties officeooo:paragraph-rsid="00fdf5e4"/>
    </style:style>
    <style:style style:name="P53" style:family="paragraph" style:parent-style-name="Text_20_body">
      <style:text-properties officeooo:paragraph-rsid="01006afe"/>
    </style:style>
    <style:style style:name="P54" style:family="paragraph" style:parent-style-name="Text_20_body">
      <style:text-properties officeooo:paragraph-rsid="0100ad9b"/>
    </style:style>
    <style:style style:name="P55" style:family="paragraph" style:parent-style-name="Text_20_body">
      <style:text-properties officeooo:paragraph-rsid="0105a384"/>
    </style:style>
    <style:style style:name="P56" style:family="paragraph" style:parent-style-name="Text_20_body">
      <style:text-properties officeooo:paragraph-rsid="01062916"/>
    </style:style>
    <style:style style:name="P57" style:family="paragraph" style:parent-style-name="Text_20_body">
      <style:text-properties officeooo:paragraph-rsid="010af252"/>
    </style:style>
    <style:style style:name="P58" style:family="paragraph" style:parent-style-name="Text_20_body">
      <style:text-properties officeooo:paragraph-rsid="0112b2fd"/>
    </style:style>
    <style:style style:name="P59" style:family="paragraph" style:parent-style-name="Text_20_body">
      <style:text-properties officeooo:paragraph-rsid="01185571"/>
    </style:style>
    <style:style style:name="P60" style:family="paragraph" style:parent-style-name="Text_20_body">
      <style:text-properties officeooo:paragraph-rsid="011af50d"/>
    </style:style>
    <style:style style:name="P61" style:family="paragraph" style:parent-style-name="Text_20_body">
      <style:text-properties officeooo:paragraph-rsid="011d20da"/>
    </style:style>
    <style:style style:name="P62" style:family="paragraph" style:parent-style-name="Text_20_body">
      <style:text-properties officeooo:paragraph-rsid="011ddc5f"/>
    </style:style>
    <style:style style:name="P63" style:family="paragraph" style:parent-style-name="Text_20_body">
      <style:text-properties officeooo:paragraph-rsid="011eec6b"/>
    </style:style>
    <style:style style:name="P64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officeooo:paragraph-rsid="0112b2fd" style:font-name-asian="Liberation Serif" loext:padding="0cm" loext:border="none"/>
    </style:style>
    <style:style style:name="P65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a61df" style:font-name-asian="Liberation Serif" loext:padding="0cm" loext:border="none"/>
    </style:style>
    <style:style style:name="P66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officeooo:paragraph-rsid="011ddc5f" style:font-name-asian="Liberation Serif" loext:padding="0cm" loext:border="none"/>
    </style:style>
    <style:style style:name="P67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0fdf5e4" style:font-name-asian="Liberation Serif" loext:padding="0cm" loext:border="none"/>
    </style:style>
    <style:style style:name="P68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06afe" style:font-name-asian="Liberation Serif" loext:padding="0cm" loext:border="none"/>
    </style:style>
    <style:style style:name="P69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45d78" style:font-name-asian="Liberation Serif" loext:padding="0cm" loext:border="none"/>
    </style:style>
    <style:style style:name="P70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af252" style:font-name-asian="Liberation Serif" loext:padding="0cm" loext:border="none"/>
    </style:style>
    <style:style style:name="P71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0f4f80" style:font-name-asian="Liberation Serif" loext:padding="0cm" loext:border="none"/>
    </style:style>
    <style:style style:name="P72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10a6ba" style:font-name-asian="Liberation Serif" loext:padding="0cm" loext:border="none"/>
    </style:style>
    <style:style style:name="P73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355dfc" style:font-name-asian="Liberation Serif" loext:padding="0cm" loext:border="none"/>
    </style:style>
    <style:style style:name="P74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officeooo:paragraph-rsid="013d0526" style:font-name-asian="Liberation Serif" loext:padding="0cm" loext:border="none"/>
    </style:style>
    <style:style style:name="P75" style:family="paragraph" style:parent-style-name="Text_20_body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2edbc0" officeooo:paragraph-rsid="012edbc0" style:font-name-asian="Liberation Serif" loext:padding="0cm" loext:border="none"/>
    </style:style>
    <style:style style:name="P76" style:family="paragraph" style:parent-style-name="Text_20_body">
      <style:text-properties officeooo:paragraph-rsid="012c7ba4"/>
    </style:style>
    <style:style style:name="P77" style:family="paragraph" style:parent-style-name="Text_20_body">
      <style:text-properties officeooo:paragraph-rsid="012edbc0"/>
    </style:style>
    <style:style style:name="P78" style:family="paragraph" style:parent-style-name="Text_20_body">
      <style:text-properties officeooo:paragraph-rsid="01309c0e"/>
    </style:style>
    <style:style style:name="P79" style:family="paragraph" style:parent-style-name="Text_20_body">
      <style:text-properties officeooo:paragraph-rsid="01355dfc"/>
    </style:style>
    <style:style style:name="P80" style:family="paragraph" style:parent-style-name="Text_20_body">
      <style:text-properties officeooo:paragraph-rsid="013e3022"/>
    </style:style>
    <style:style style:name="P81" style:family="paragraph" style:parent-style-name="Text_20_body">
      <style:text-properties officeooo:paragraph-rsid="0141038a"/>
    </style:style>
    <style:style style:name="P82" style:family="paragraph" style:parent-style-name="Text_20_body">
      <style:text-properties style:text-position="0% 100%" officeooo:rsid="0020adab" officeooo:paragraph-rsid="00358433"/>
    </style:style>
    <style:style style:name="P83" style:family="paragraph" style:parent-style-name="Text_20_body">
      <style:text-properties officeooo:paragraph-rsid="015d9bc2"/>
    </style:style>
    <style:style style:name="P84" style:family="paragraph" style:parent-style-name="Text_20_body">
      <style:text-properties officeooo:paragraph-rsid="0162bac2"/>
    </style:style>
    <style:style style:name="P85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fo:font-size="10.5pt" officeooo:rsid="004b8605" officeooo:paragraph-rsid="0045dfca" style:font-size-asian="10.5pt" style:font-size-complex="10.5pt"/>
    </style:style>
    <style:style style:name="P86" style:family="paragraph" style:parent-style-name="Text_20_body">
      <style:paragraph-properties fo:margin-left="1.482cm" fo:margin-right="0cm" fo:line-height="100%" fo:text-indent="0cm" style:auto-text-indent="false"/>
      <style:text-properties fo:font-size="10.5pt" officeooo:paragraph-rsid="0045dfca" style:font-size-asian="10.5pt" style:font-size-complex="10.5pt"/>
    </style:style>
    <style:style style:name="P87" style:family="paragraph" style:parent-style-name="Text_20_body">
      <style:paragraph-properties fo:margin-top="0cm" fo:margin-bottom="0cm" loext:contextual-spacing="false"/>
      <style:text-properties style:text-position="0% 100%" officeooo:rsid="0020adab" officeooo:paragraph-rsid="015d9bc2"/>
    </style:style>
    <style:style style:name="P88" style:family="paragraph" style:parent-style-name="Heading_20_3">
      <style:text-properties officeooo:paragraph-rsid="007d0788"/>
    </style:style>
    <style:style style:name="P89" style:family="paragraph" style:parent-style-name="Heading_20_3">
      <style:text-properties officeooo:paragraph-rsid="0028c7ac"/>
    </style:style>
    <style:style style:name="P90" style:family="paragraph" style:parent-style-name="Heading_20_3">
      <style:text-properties officeooo:paragraph-rsid="015d9bc2"/>
    </style:style>
    <style:style style:name="P91" style:family="paragraph" style:parent-style-name="Heading_20_3">
      <style:text-properties officeooo:paragraph-rsid="00404071"/>
    </style:style>
    <style:style style:name="P92" style:family="paragraph" style:parent-style-name="Heading_20_3">
      <style:text-properties officeooo:paragraph-rsid="01355dfc"/>
    </style:style>
    <style:style style:name="P93" style:family="paragraph" style:parent-style-name="Heading_20_3">
      <style:text-properties officeooo:paragraph-rsid="012c7ba4"/>
    </style:style>
    <style:style style:name="P94" style:family="paragraph" style:parent-style-name="Heading_20_3">
      <style:text-properties officeooo:paragraph-rsid="0112b2fd"/>
    </style:style>
    <style:style style:name="P95" style:family="paragraph" style:parent-style-name="Heading_20_3">
      <style:text-properties officeooo:paragraph-rsid="00fdf5e4"/>
    </style:style>
    <style:style style:name="P96" style:family="paragraph" style:parent-style-name="Heading_20_3">
      <style:text-properties officeooo:paragraph-rsid="010af252"/>
    </style:style>
    <style:style style:name="P97" style:family="paragraph" style:parent-style-name="Heading_20_3">
      <style:text-properties officeooo:paragraph-rsid="0045dfca"/>
    </style:style>
    <style:style style:name="P98" style:family="paragraph" style:parent-style-name="Heading_20_3">
      <style:paragraph-properties fo:margin-left="0cm" fo:margin-right="0cm" fo:line-height="100%" fo:text-indent="0cm" style:auto-text-indent="false"/>
      <style:text-properties officeooo:paragraph-rsid="00a8ef33"/>
    </style:style>
    <style:style style:name="P99" style:family="paragraph" style:parent-style-name="Heading_20_3">
      <style:paragraph-properties fo:margin-left="0cm" fo:margin-right="0cm" fo:line-height="100%" fo:text-indent="0cm" style:auto-text-indent="false"/>
      <style:text-properties officeooo:paragraph-rsid="0050fffd"/>
    </style:style>
    <style:style style:name="P100" style:family="paragraph" style:parent-style-name="Heading_20_3">
      <style:paragraph-properties fo:margin-left="0cm" fo:margin-right="0cm" fo:line-height="100%" fo:text-indent="0cm" style:auto-text-indent="false"/>
      <style:text-properties officeooo:paragraph-rsid="0091644e"/>
    </style:style>
    <style:style style:name="P101" style:family="paragraph" style:parent-style-name="Heading_20_3">
      <style:paragraph-properties fo:margin-left="0cm" fo:margin-right="0cm" fo:line-height="100%" fo:text-indent="0cm" style:auto-text-indent="false"/>
      <style:text-properties officeooo:paragraph-rsid="005b4367"/>
    </style:style>
    <style:style style:name="P102" style:family="paragraph" style:parent-style-name="Heading_20_3">
      <style:paragraph-properties fo:margin-left="0cm" fo:margin-right="0cm" fo:line-height="100%" fo:text-indent="0cm" style:auto-text-indent="false"/>
      <style:text-properties officeooo:paragraph-rsid="00a2a8fc"/>
    </style:style>
    <style:style style:name="P103" style:family="paragraph" style:parent-style-name="Heading_20_3">
      <style:paragraph-properties fo:margin-left="0cm" fo:margin-right="0cm" fo:line-height="100%" fo:text-indent="0cm" style:auto-text-indent="false"/>
      <style:text-properties officeooo:paragraph-rsid="015c1ed2"/>
    </style:style>
    <style:style style:name="P104" style:family="paragraph" style:parent-style-name="Heading_20_3">
      <style:paragraph-properties fo:margin-left="0cm" fo:margin-right="0cm" fo:line-height="100%" fo:text-indent="0cm" style:auto-text-indent="false"/>
      <style:text-properties officeooo:paragraph-rsid="0121362b"/>
    </style:style>
    <style:style style:name="P105" style:family="paragraph" style:parent-style-name="Heading_20_3">
      <style:paragraph-properties fo:margin-left="0cm" fo:margin-right="0cm" fo:line-height="100%" fo:text-indent="0cm" style:auto-text-indent="false"/>
      <style:text-properties officeooo:paragraph-rsid="0123d59c"/>
    </style:style>
    <style:style style:name="P106" style:family="paragraph" style:parent-style-name="Heading_20_3">
      <style:paragraph-properties fo:margin-left="0cm" fo:margin-right="0cm" fo:line-height="100%" fo:text-indent="0cm" style:auto-text-indent="false"/>
      <style:text-properties officeooo:paragraph-rsid="0129b182"/>
    </style:style>
    <style:style style:name="P107" style:family="paragraph" style:parent-style-name="Heading_20_3">
      <style:paragraph-properties fo:margin-left="0cm" fo:margin-right="0cm" fo:line-height="100%" fo:text-indent="0cm" style:auto-text-indent="false"/>
      <style:text-properties officeooo:paragraph-rsid="0169836d"/>
    </style:style>
    <style:style style:name="P108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2b9737"/>
    </style:style>
    <style:style style:name="P109" style:family="paragraph" style:parent-style-name="Text_20_body">
      <style:paragraph-properties fo:margin-left="0cm" fo:margin-right="0cm" fo:line-height="115%" fo:text-indent="0cm" style:auto-text-indent="false"/>
      <style:text-properties style:font-name="Liberation Serif" officeooo:paragraph-rsid="0169836d"/>
    </style:style>
    <style:style style:name="P110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text-position="0% 100%" style:font-name="Liberation Serif" officeooo:rsid="00d0bce4" officeooo:paragraph-rsid="00ec8afa" style:font-name-asian="Liberation Serif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text-position="0% 100%" style:font-name="Liberation Serif" fo:font-size="10.5pt" officeooo:rsid="00d590c4" officeooo:paragraph-rsid="00ec8afa" style:font-name-asian="Liberation Serif" style:font-size-asian="10.5pt" style:font-size-complex="10.5pt"/>
    </style:style>
    <style:style style:name="P112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style:text-position="0% 100%" style:font-name="Liberation Serif" fo:font-size="10.5pt" officeooo:rsid="00d590c4" officeooo:paragraph-rsid="00f4704b" style:font-name-asian="Liberation Serif" style:font-size-asian="10.5pt" style:font-size-complex="10.5pt"/>
    </style:style>
    <style:style style:name="P113" style:family="paragraph" style:parent-style-name="Text_20_body">
      <style:paragraph-properties fo:margin-left="5.556cm" fo:margin-right="0cm" fo:margin-top="0cm" fo:margin-bottom="0cm" loext:contextual-spacing="false" fo:line-height="115%" fo:text-indent="0cm" style:auto-text-indent="false"/>
      <style:text-properties style:font-name="Liberation Serif" officeooo:paragraph-rsid="0169836d"/>
    </style:style>
    <style:style style:name="P114" style:family="paragraph" style:parent-style-name="Text_20_body">
      <style:paragraph-properties fo:margin-left="5.556cm" fo:margin-right="0cm" fo:margin-top="0cm" fo:margin-bottom="0cm" loext:contextual-spacing="false" fo:line-height="115%" fo:text-indent="0cm" style:auto-text-indent="false"/>
      <style:text-properties style:font-name="Liberation Serif" officeooo:rsid="016bd623" officeooo:paragraph-rsid="0169836d"/>
    </style:style>
    <style:style style:name="P115" style:family="paragraph" style:parent-style-name="Text_20_body">
      <style:paragraph-properties fo:margin-left="5.556cm" fo:margin-right="0cm" fo:margin-top="0cm" fo:margin-bottom="0cm" loext:contextual-spacing="false" fo:line-height="115%" fo:text-indent="0cm" style:auto-text-indent="false"/>
      <style:text-properties style:font-name="Liberation Serif" officeooo:rsid="016bd623" officeooo:paragraph-rsid="016d3489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15e751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40407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fo:font-size="14.1000003814697pt" fo:font-weight="bold" officeooo:rsid="0091644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4.1000003814697pt" fo:font-weight="bold" officeooo:rsid="00a2a8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3" style:family="text">
      <style:text-properties style:text-position="0% 100%" style:font-name="Liberation Serif" fo:font-size="14.1000003814697pt" fo:font-weight="bold" officeooo:rsid="00a48828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4" style:family="text">
      <style:text-properties style:text-position="0% 100%" style:font-name="Liberation Serif" fo:font-size="14.1000003814697pt" fo:font-weight="bold" officeooo:rsid="00cdbcc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5" style:family="text">
      <style:text-properties style:text-position="0% 100%" style:font-name="Liberation Serif" fo:font-size="14.1000003814697pt" fo:font-weight="bold" officeooo:rsid="00eb0d3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style:text-position="0% 100%" style:font-name="Liberation Serif" fo:font-size="14.1000003814697pt" fo:font-weight="bold" officeooo:rsid="00ec8af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7" style:family="text">
      <style:text-properties style:text-position="0% 100%" style:font-name="Liberation Serif" fo:font-size="14.1000003814697pt" fo:font-weight="bold" officeooo:rsid="00ff0415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text-position="0% 100%" style:font-name="Liberation Serif" fo:font-size="14.1000003814697pt" fo:font-weight="bold" officeooo:rsid="010af2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text-position="0% 100%" style:font-name="Liberation Serif" fo:font-size="14.1000003814697pt" fo:font-weight="bold" officeooo:rsid="0112b2f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text-position="0% 100%" style:font-name="Liberation Serif" fo:font-size="14.1000003814697pt" fo:font-weight="bold" officeooo:rsid="01140f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text-position="0% 100%" style:font-name="Liberation Serif" fo:font-size="14.1000003814697pt" fo:font-weight="bold" officeooo:rsid="0123d59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style:text-position="0% 100%" style:font-name="Liberation Serif" fo:font-size="14.1000003814697pt" fo:font-weight="bold" officeooo:rsid="01355d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3" style:family="text">
      <style:text-properties style:text-position="0% 100%" style:font-name="Liberation Serif" fo:font-size="14.1000003814697pt" fo:font-weight="bold" officeooo:rsid="015bbf5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4" style:family="text">
      <style:text-properties style:text-position="0% 100%" style:font-name="Liberation Serif" fo:font-size="14.1000003814697pt" fo:font-weight="bold" officeooo:rsid="0169836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style:text-position="0% 100%" style:font-name="Liberation Serif" officeooo:rsid="0020adab" style:font-name-asian="Liberation Serif"/>
    </style:style>
    <style:style style:name="T26" style:family="text">
      <style:text-properties style:text-position="0% 100%" style:font-name="Liberation Serif" officeooo:rsid="0040c7db" style:font-name-asian="Liberation Serif"/>
    </style:style>
    <style:style style:name="T27" style:family="text">
      <style:text-properties style:text-position="0% 100%" style:font-name="Liberation Serif" officeooo:rsid="004c1cf0" style:font-name-asian="Liberation Serif"/>
    </style:style>
    <style:style style:name="T28" style:family="text">
      <style:text-properties style:text-position="0% 100%" style:font-name="Liberation Serif" officeooo:rsid="00477b4e" style:font-name-asian="Liberation Serif"/>
    </style:style>
    <style:style style:name="T29" style:family="text">
      <style:text-properties style:text-position="0% 100%" style:font-name="Liberation Serif" officeooo:rsid="00524703" style:font-name-asian="Liberation Serif"/>
    </style:style>
    <style:style style:name="T30" style:family="text">
      <style:text-properties style:text-position="0% 100%" style:font-name="Liberation Serif" officeooo:rsid="005c1761" style:font-name-asian="Liberation Serif"/>
    </style:style>
    <style:style style:name="T31" style:family="text">
      <style:text-properties style:text-position="0% 100%" style:font-name="Liberation Serif" officeooo:rsid="00b12d16" style:font-name-asian="Liberation Serif"/>
    </style:style>
    <style:style style:name="T32" style:family="text">
      <style:text-properties style:text-position="0% 100%" style:font-name="Liberation Serif" officeooo:rsid="00b9de41" style:font-name-asian="Liberation Serif"/>
    </style:style>
    <style:style style:name="T33" style:family="text">
      <style:text-properties style:text-position="0% 100%" style:font-name="Liberation Serif" officeooo:rsid="00bb2246" style:font-name-asian="Liberation Serif"/>
    </style:style>
    <style:style style:name="T34" style:family="text">
      <style:text-properties style:text-position="0% 100%" style:font-name="Liberation Serif" officeooo:rsid="00bb82ea" style:font-name-asian="Liberation Serif"/>
    </style:style>
    <style:style style:name="T35" style:family="text">
      <style:text-properties style:text-position="0% 100%" style:font-name="Liberation Serif" officeooo:rsid="00bdf57d" style:font-name-asian="Liberation Serif"/>
    </style:style>
    <style:style style:name="T36" style:family="text">
      <style:text-properties style:text-position="0% 100%" style:font-name="Liberation Serif" officeooo:rsid="00c04dd0" style:font-name-asian="Liberation Serif"/>
    </style:style>
    <style:style style:name="T37" style:family="text">
      <style:text-properties style:text-position="0% 100%" style:font-name="Liberation Serif" officeooo:rsid="00c0a7f5" style:font-name-asian="Liberation Serif"/>
    </style:style>
    <style:style style:name="T38" style:family="text">
      <style:text-properties style:text-position="0% 100%" style:font-name="Liberation Serif" officeooo:rsid="00c36a63" style:font-name-asian="Liberation Serif"/>
    </style:style>
    <style:style style:name="T39" style:family="text">
      <style:text-properties style:text-position="0% 100%" style:font-name="Liberation Serif" officeooo:rsid="00c97288" style:font-name-asian="Liberation Serif"/>
    </style:style>
    <style:style style:name="T40" style:family="text">
      <style:text-properties style:text-position="0% 100%" style:font-name="Liberation Serif" officeooo:rsid="00cae14a" style:font-name-asian="Liberation Serif"/>
    </style:style>
    <style:style style:name="T41" style:family="text">
      <style:text-properties style:text-position="0% 100%" style:font-name="Liberation Serif" officeooo:rsid="00d0bce4" style:font-name-asian="Liberation Serif"/>
    </style:style>
    <style:style style:name="T42" style:family="text">
      <style:text-properties style:text-position="0% 100%" style:font-name="Liberation Serif" officeooo:rsid="00d25f72" style:font-name-asian="Liberation Serif"/>
    </style:style>
    <style:style style:name="T43" style:family="text">
      <style:text-properties style:text-position="0% 100%" style:font-name="Liberation Serif" officeooo:rsid="00d41166" style:font-name-asian="Liberation Serif"/>
    </style:style>
    <style:style style:name="T44" style:family="text">
      <style:text-properties style:text-position="0% 100%" style:font-name="Liberation Serif" officeooo:rsid="00d77a7c" style:font-name-asian="Liberation Serif"/>
    </style:style>
    <style:style style:name="T45" style:family="text">
      <style:text-properties style:text-position="0% 100%" style:font-name="Liberation Serif" officeooo:rsid="00e057e5" style:font-name-asian="Liberation Serif"/>
    </style:style>
    <style:style style:name="T46" style:family="text">
      <style:text-properties style:text-position="0% 100%" style:font-name="Liberation Serif" officeooo:rsid="00e1a8a4" style:font-name-asian="Liberation Serif"/>
    </style:style>
    <style:style style:name="T47" style:family="text">
      <style:text-properties style:text-position="0% 100%" style:font-name="Liberation Serif" officeooo:rsid="00e3809c" style:font-name-asian="Liberation Serif"/>
    </style:style>
    <style:style style:name="T48" style:family="text">
      <style:text-properties style:text-position="0% 100%" style:font-name="Liberation Serif" officeooo:rsid="00d4dadf" style:font-name-asian="Liberation Serif"/>
    </style:style>
    <style:style style:name="T49" style:family="text">
      <style:text-properties style:text-position="0% 100%" style:font-name="Liberation Serif" officeooo:rsid="00eb0d3f" style:font-name-asian="Liberation Serif"/>
    </style:style>
    <style:style style:name="T50" style:family="text">
      <style:text-properties style:text-position="0% 100%" style:font-name="Liberation Serif" officeooo:rsid="00f4704b" style:font-name-asian="Liberation Serif"/>
    </style:style>
    <style:style style:name="T51" style:family="text">
      <style:text-properties style:text-position="0% 100%" style:font-name="Liberation Serif" officeooo:rsid="00f82cc9" style:font-name-asian="Liberation Serif"/>
    </style:style>
    <style:style style:name="T52" style:family="text">
      <style:text-properties style:text-position="0% 100%" style:font-name="Liberation Serif" officeooo:rsid="010d5f87" style:font-name-asian="Liberation Serif"/>
    </style:style>
    <style:style style:name="T53" style:family="text">
      <style:text-properties style:text-position="0% 100%" style:font-name="Liberation Serif" officeooo:rsid="011a2d9c" style:font-name-asian="Liberation Serif"/>
    </style:style>
    <style:style style:name="T54" style:family="text">
      <style:text-properties style:text-position="0% 100%" style:font-name="Liberation Serif" officeooo:rsid="011b739f" style:font-name-asian="Liberation Serif"/>
    </style:style>
    <style:style style:name="T55" style:family="text">
      <style:text-properties style:text-position="0% 100%" style:font-name="Liberation Serif" officeooo:rsid="011cb968" style:font-name-asian="Liberation Serif"/>
    </style:style>
    <style:style style:name="T56" style:family="text">
      <style:text-properties style:text-position="0% 100%" style:font-name="Liberation Serif" officeooo:rsid="011fdeb4" style:font-name-asian="Liberation Serif"/>
    </style:style>
    <style:style style:name="T57" style:family="text">
      <style:text-properties style:text-position="0% 100%" style:font-name="Liberation Serif" officeooo:rsid="012d7102" style:font-name-asian="Liberation Serif"/>
    </style:style>
    <style:style style:name="T58" style:family="text">
      <style:text-properties style:text-position="0% 100%" style:font-name="Liberation Serif" officeooo:rsid="01346a04" style:font-name-asian="Liberation Serif"/>
    </style:style>
    <style:style style:name="T59" style:family="text">
      <style:text-properties style:text-position="0% 100%" style:font-name="Liberation Serif" officeooo:rsid="0137289b" style:font-name-asian="Liberation Serif"/>
    </style:style>
    <style:style style:name="T60" style:family="text">
      <style:text-properties style:text-position="0% 100%" style:font-name="Liberation Serif" officeooo:rsid="0137d597" style:font-name-asian="Liberation Serif"/>
    </style:style>
    <style:style style:name="T61" style:family="text">
      <style:text-properties style:text-position="0% 100%" style:font-name="Liberation Serif" officeooo:rsid="013984f8" style:font-name-asian="Liberation Serif"/>
    </style:style>
    <style:style style:name="T62" style:family="text">
      <style:text-properties style:text-position="0% 100%" style:font-name="Liberation Serif" officeooo:rsid="0020adab"/>
    </style:style>
    <style:style style:name="T63" style:family="text">
      <style:text-properties style:text-position="0% 100%" style:font-name="Liberation Serif" fo:font-size="10.5pt" officeooo:rsid="00524703" style:font-name-asian="Liberation Serif" style:font-size-asian="10.5pt" style:font-size-complex="10.5pt"/>
    </style:style>
    <style:style style:name="T64" style:family="text">
      <style:text-properties style:text-position="0% 100%" style:font-name="Liberation Serif" fo:font-size="10.5pt" officeooo:rsid="00c36a63" style:font-name-asian="Liberation Serif" style:font-size-asian="10.5pt" style:font-size-complex="10.5pt"/>
    </style:style>
    <style:style style:name="T65" style:family="text">
      <style:text-properties style:text-position="0% 100%" style:font-name="Liberation Serif" fo:font-size="10.5pt" officeooo:rsid="00477b4e" style:font-name-asian="Liberation Serif" style:font-size-asian="10.5pt" style:font-size-complex="10.5pt"/>
    </style:style>
    <style:style style:name="T66" style:family="text">
      <style:text-properties style:text-position="0% 100%" style:font-name="Liberation Serif" fo:font-size="10.5pt" officeooo:rsid="00b12d16" style:font-name-asian="Liberation Serif" style:font-size-asian="10.5pt" style:font-size-complex="10.5pt"/>
    </style:style>
    <style:style style:name="T67" style:family="text">
      <style:text-properties style:text-position="0% 100%" style:font-name="Liberation Serif" fo:font-size="10.5pt" officeooo:rsid="0040c7db" style:font-name-asian="Liberation Serif" style:font-size-asian="10.5pt" style:font-size-complex="10.5pt"/>
    </style:style>
    <style:style style:name="T68" style:family="text">
      <style:text-properties style:text-position="0% 100%" style:font-name="Liberation Serif" fo:font-size="10.5pt" officeooo:rsid="00dc9a04" style:font-name-asian="Liberation Serif" style:font-size-asian="10.5pt" style:font-size-complex="10.5pt"/>
    </style:style>
    <style:style style:name="T69" style:family="text">
      <style:text-properties style:text-position="0% 100%" style:font-name="Liberation Serif" fo:font-size="10.5pt" officeooo:rsid="0020adab" style:font-name-asian="Liberation Serif" style:font-size-asian="10.5pt" style:font-size-complex="10.5pt"/>
    </style:style>
    <style:style style:name="T70" style:family="text">
      <style:text-properties style:text-position="0% 100%" style:font-name="Liberation Serif" fo:font-size="10.5pt" officeooo:rsid="00f5bdfa" style:font-name-asian="Liberation Serif" style:font-size-asian="10.5pt" style:font-size-complex="10.5pt"/>
    </style:style>
    <style:style style:name="T71" style:family="text">
      <style:text-properties style:text-position="0% 100%" style:font-name="Liberation Serif" fo:font-size="10.5pt" officeooo:rsid="00d0bce4" style:font-name-asian="Liberation Serif" style:font-size-asian="10.5pt" style:font-size-complex="10.5pt"/>
    </style:style>
    <style:style style:name="T72" style:family="text">
      <style:text-properties style:text-position="0% 100%" style:font-name="Liberation Serif" fo:font-size="10.5pt" officeooo:rsid="00f9f501" style:font-name-asian="Liberation Serif" style:font-size-asian="10.5pt" style:font-size-complex="10.5pt"/>
    </style:style>
    <style:style style:name="T73" style:family="text">
      <style:text-properties style:text-position="0% 100%" style:font-name="Liberation Serif" fo:font-size="10.5pt" officeooo:rsid="00f9f78a" style:font-name-asian="Liberation Serif" style:font-size-asian="10.5pt" style:font-size-complex="10.5pt"/>
    </style:style>
    <style:style style:name="T74" style:family="text">
      <style:text-properties style:text-position="0% 100%" style:font-name="Liberation Serif" fo:font-size="10.5pt" officeooo:rsid="00fbb837" style:font-name-asian="Liberation Serif" style:font-size-asian="10.5pt" style:font-size-complex="10.5pt"/>
    </style:style>
    <style:style style:name="T75" style:family="text">
      <style:text-properties style:text-position="0% 100%" style:font-name="Liberation Serif" fo:font-size="10.5pt" officeooo:rsid="0067590d" style:font-name-asian="Liberation Serif" style:font-size-asian="10.5pt" style:font-size-complex="10.5pt"/>
    </style:style>
    <style:style style:name="T76" style:family="text">
      <style:text-properties style:text-position="0% 100%" style:font-name="Liberation Serif" fo:font-size="10.5pt" officeooo:rsid="00477b4e" style:font-size-asian="10.5pt" style:font-size-complex="10.5pt"/>
    </style:style>
    <style:style style:name="T77" style:family="text">
      <style:text-properties style:text-position="0% 100%" officeooo:rsid="0020adab"/>
    </style:style>
    <style:style style:name="T78" style:family="text">
      <style:text-properties style:text-position="0% 100%" officeooo:rsid="00477b4e"/>
    </style:style>
    <style:style style:name="T79" style:family="text">
      <style:text-properties style:text-position="0% 100%" officeooo:rsid="004b8605"/>
    </style:style>
    <style:style style:name="T80" style:family="text">
      <style:text-properties style:text-position="0% 100%" officeooo:rsid="004c1cf0"/>
    </style:style>
    <style:style style:name="T81" style:family="text">
      <style:text-properties style:text-position="0% 100%" officeooo:rsid="00d0bce4" style:font-name-asian="Liberation Serif"/>
    </style:style>
    <style:style style:name="T82" style:family="text">
      <style:text-properties style:text-position="0% 100%" officeooo:rsid="00d4dadf" style:font-name-asian="Liberation Serif"/>
    </style:style>
    <style:style style:name="T83" style:family="text">
      <style:text-properties style:text-position="0% 100%" officeooo:rsid="00d590c4" style:font-name-asian="Liberation Serif"/>
    </style:style>
    <style:style style:name="T84" style:family="text">
      <style:text-properties style:text-position="0% 100%" officeooo:rsid="0020adab" style:font-name-asian="Liberation Serif"/>
    </style:style>
    <style:style style:name="T85" style:family="text">
      <style:text-properties style:text-position="0% 100%" officeooo:rsid="00d8df1d"/>
    </style:style>
    <style:style style:name="T86" style:family="text">
      <style:text-properties style:text-position="0% 100%" officeooo:rsid="00dac423"/>
    </style:style>
    <style:style style:name="T87" style:family="text">
      <style:text-properties style:text-position="0% 100%" officeooo:rsid="00e3ddeb"/>
    </style:style>
    <style:style style:name="T88" style:family="text">
      <style:text-properties style:text-position="0% 100%" officeooo:rsid="00e5e015"/>
    </style:style>
    <style:style style:name="T89" style:family="text">
      <style:text-properties style:text-position="0% 100%" officeooo:rsid="00e79e70"/>
    </style:style>
    <style:style style:name="T90" style:family="text">
      <style:text-properties style:text-position="0% 100%" officeooo:rsid="00e83575"/>
    </style:style>
    <style:style style:name="T91" style:family="text">
      <style:text-properties style:text-position="0% 100%" officeooo:rsid="00e86b40"/>
    </style:style>
    <style:style style:name="T92" style:family="text">
      <style:text-properties style:text-position="0% 100%" fo:font-size="10.5pt" style:font-name-asian="Liberation Serif" style:font-size-asian="10.5pt" style:font-size-complex="10.5pt"/>
    </style:style>
    <style:style style:name="T93" style:family="text">
      <style:text-properties style:text-position="0% 100%" fo:font-size="10.5pt" officeooo:rsid="00d590c4" style:font-name-asian="Liberation Serif" style:font-size-asian="10.5pt" style:font-size-complex="10.5pt"/>
    </style:style>
    <style:style style:name="T94" style:family="text">
      <style:text-properties style:text-position="0% 100%" fo:font-size="10.5pt" officeooo:rsid="0020adab" style:font-name-asian="Liberation Serif" style:font-size-asian="10.5pt" style:font-size-complex="10.5pt"/>
    </style:style>
    <style:style style:name="T95" style:family="text">
      <style:text-properties style:text-position="0% 100%" fo:font-size="10.5pt" officeooo:rsid="016d3489" style:font-name-asian="Liberation Serif" style:font-size-asian="10.5pt" style:font-size-complex="10.5pt"/>
    </style:style>
    <style:style style:name="T96" style:family="text">
      <style:text-properties style:text-position="0% 100%" officeooo:rsid="01309c0e"/>
    </style:style>
    <style:style style:name="T97" style:family="text">
      <style:text-properties officeooo:rsid="002fdf64"/>
    </style:style>
    <style:style style:name="T98" style:family="text">
      <style:text-properties officeooo:rsid="003017e5"/>
    </style:style>
    <style:style style:name="T99" style:family="text">
      <style:text-properties officeooo:rsid="0038a65c"/>
    </style:style>
    <style:style style:name="T100" style:family="text">
      <style:text-properties officeooo:rsid="0039769f"/>
    </style:style>
    <style:style style:name="T101" style:family="text">
      <style:text-properties officeooo:rsid="003a60a6"/>
    </style:style>
    <style:style style:name="T102" style:family="text">
      <style:text-properties officeooo:rsid="003c3df2"/>
    </style:style>
    <style:style style:name="T103" style:family="text">
      <style:text-properties officeooo:rsid="003d969e"/>
    </style:style>
    <style:style style:name="T104" style:family="text">
      <style:text-properties officeooo:rsid="003f085f"/>
    </style:style>
    <style:style style:name="T105" style:family="text">
      <style:text-properties officeooo:rsid="003f7c2f"/>
    </style:style>
    <style:style style:name="T106" style:family="text">
      <style:text-properties officeooo:rsid="00477b4e"/>
    </style:style>
    <style:style style:name="T107" style:family="text">
      <style:text-properties officeooo:rsid="0020adab"/>
    </style:style>
    <style:style style:name="T108" style:family="text">
      <style:text-properties officeooo:rsid="005c1761"/>
    </style:style>
    <style:style style:name="T109" style:family="text">
      <style:text-properties officeooo:rsid="007e8e7d"/>
    </style:style>
    <style:style style:name="T110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11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9e045e" style:font-name-asian="Liberation Serif" style:font-size-asian="10.5pt" style:font-name-complex="Liberation Mono" style:font-size-complex="10.5pt" loext:padding="0cm" loext:border="none"/>
    </style:style>
    <style:style style:name="T112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9a893e" style:font-name-asian="Liberation Serif" style:font-size-asian="10.5pt" style:font-name-complex="Liberation Mono" style:font-size-complex="10.5pt" loext:padding="0cm" loext:border="none"/>
    </style:style>
    <style:style style:name="T113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20adab" style:font-name-asian="Liberation Serif" style:font-size-asian="12pt" style:font-size-complex="12pt" loext:padding="0cm" loext:border="none"/>
    </style:style>
    <style:style style:name="T114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/>
    </style:style>
    <style:style style:name="T115" style:family="text">
      <style:text-properties fo:font-variant="normal" fo:text-transform="none" fo:color="#000000" style:font-name="Liberation Serif" fo:font-size="10.5pt" fo:letter-spacing="normal" fo:font-style="normal" fo:font-weight="normal" style:font-name-asian="Liberation Serif" loext:padding="0cm" loext:border="none"/>
    </style:style>
    <style:style style:name="T116" style:family="text">
      <style:text-properties fo:font-variant="normal" fo:text-transform="none" fo:color="#000000" style:font-name="Liberation Serif" fo:letter-spacing="normal" style:font-name-asian="Liberation Serif"/>
    </style:style>
    <style:style style:name="T117" style:family="text">
      <style:text-properties fo:font-variant="normal" fo:text-transform="none" fo:color="#000000" style:font-name="Liberation Serif" fo:letter-spacing="normal" style:font-name-asian="Liberation Serif" style:font-size-asian="10.5pt" style:font-style-asian="normal" style:font-weight-asian="normal" loext:padding="0cm" loext:border="none"/>
    </style:style>
    <style:style style:name="T11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8df1d" style:font-name-asian="Liberation Serif" loext:padding="0cm" loext:border="none"/>
    </style:style>
    <style:style style:name="T119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style:font-size-asian="10.5pt" style:font-size-complex="10.5pt" loext:padding="0cm" loext:border="none"/>
    </style:style>
    <style:style style:name="T120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20adab" style:font-name-asian="Liberation Serif" loext:padding="0cm" loext:border="none"/>
    </style:style>
    <style:style style:name="T121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0ad9b" style:font-name-asian="Liberation Serif" loext:padding="0cm" loext:border="none"/>
    </style:style>
    <style:style style:name="T122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5a384" style:font-name-asian="Liberation Serif" loext:padding="0cm" loext:border="none"/>
    </style:style>
    <style:style style:name="T123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09e075" style:font-name-asian="Liberation Serif" loext:padding="0cm" loext:border="none"/>
    </style:style>
    <style:style style:name="T124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dac423" style:font-name-asian="Liberation Serif" loext:padding="0cm" loext:border="none"/>
    </style:style>
    <style:style style:name="T125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1a2d9c" style:font-name-asian="Liberation Serif" loext:padding="0cm" loext:border="none"/>
    </style:style>
    <style:style style:name="T126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040c7db" style:font-name-asian="Liberation Serif" loext:padding="0cm" loext:border="none"/>
    </style:style>
    <style:style style:name="T127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2edbc0" style:font-name-asian="Liberation Serif" loext:padding="0cm" loext:border="none"/>
    </style:style>
    <style:style style:name="T128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309c0e" style:font-name-asian="Liberation Serif" loext:padding="0cm" loext:border="none"/>
    </style:style>
    <style:style style:name="T129" style:family="text">
      <style:text-properties fo:font-variant="normal" fo:text-transform="none" fo:color="#000000" style:text-position="0% 100%" style:font-name="Liberation Serif" fo:font-size="10.5pt" fo:letter-spacing="normal" fo:font-style="normal" fo:font-weight="normal" officeooo:rsid="013fa6ea" style:font-name-asian="Liberation Serif" loext:padding="0cm" loext:border="none"/>
    </style:style>
    <style:style style:name="T130" style:family="text">
      <style:text-properties officeooo:rsid="00e3ddeb"/>
    </style:style>
    <style:style style:name="T131" style:family="text">
      <style:text-properties officeooo:rsid="00f4704b"/>
    </style:style>
    <style:style style:name="T132" style:family="text">
      <style:text-properties officeooo:rsid="00f82cc9"/>
    </style:style>
    <style:style style:name="T133" style:family="text">
      <style:text-properties officeooo:rsid="014eb307"/>
    </style:style>
    <style:style style:name="T134" style:family="text">
      <style:text-properties officeooo:rsid="0165ca1a"/>
    </style:style>
    <style:style style:name="T135" style:family="text">
      <style:text-properties officeooo:rsid="01671e5c"/>
    </style:style>
    <style:style style:name="T136" style:family="text">
      <style:text-properties fo:font-size="10.5pt" officeooo:rsid="00d590c4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3"><text:span text:style-name="T4">super().__init__()的用法</text:span><text:span text:style-name="T2">：</text:span></text:h>
      <text:p text:style-name="P48"><text:span text:style-name="Source_20_Text"><text:span text:style-name="T2"><text:s text:c="4"/>• 如果子类B和父类A，都写了init方法，那么A的init方法就会被B覆盖。想调用A的init方法需要用super去调用。</text:span></text:span></text:p>
      <text:p text:style-name="P47"><text:s text:c="4"/>• super() 函数是用于调用父类函数的一个方法<text:span text:style-name="T97">。</text:span></text:p>
      <text:p text:style-name="P46"><text:s text:c="4"/>• 在<text:span text:style-name="T109">p</text:span>ython2中，super()的完整用法是super(自己类名，self)，<text:span text:style-name="T97">而</text:span><text:span text:style-name="T109">p</text:span><text:span text:style-name="T97">ython3中可以简写为super()。</text:span></text:p>
      <text:h text:style-name="P89" text:outline-level="3"><text:span text:style-name="T3">_</text:span><text:span text:style-name="T4">init_.py文件</text:span><text:span text:style-name="T2">：</text:span></text:h>
      <text:p text:style-name="P42"><text:s text:c="4"/>• 一个python项目，里面的每一个文件夹都可以认为是一个package，而每一个.py文件被认为是一个module。当你新建一个<text:span text:style-name="T99">p</text:span>ython <text:span text:style-name="T100">p</text:span>ackage的时候，需要创建一个<text:span text:style-name="T77">_</text:span><text:span text:style-name="T1">_init_</text:span><text:span text:style-name="T62">_</text:span><text:span text:style-name="T1">.py</text:span>文件。这个_init_.py文件可以看作这个package的初始化文件<text:span text:style-name="T97">。</text:span></text:p>
      <text:p text:style-name="P41"><text:s text:c="4"/>• 当我们从一个package里面调用东西的时候，该__init__.py文件内的代码会被首先执行<text:span text:style-name="T98">。</text:span></text:p>
      <text:p text:style-name="P45"><text:s text:c="4"/>• 如果<text:span text:style-name="T101">package</text:span><text:span text:style-name="T103">的</text:span>__init__.py文件中已经import<text:span text:style-name="T102">了该package</text:span>的module，调用<text:span text:style-name="T104">该</text:span>package<text:span text:style-name="T104">的module</text:span>时，<text:span text:style-name="T105">就</text:span>不再需要手动导入各个module。</text:p>
      <text:p text:style-name="P82"><text:s text:c="4"/>• __init__.py中还有一个重要的变量，__all__, 它用来将模块全部导入。</text:p>
      <text:h text:style-name="P90" text:outline-level="3"><text:span text:style-name="T3">_</text:span><text:span text:style-name="T6">call</text:span><text:span text:style-name="T4">_.py方法</text:span><text:span text:style-name="T2">：</text:span></text:h>
      <text:p text:style-name="P83"><text:s text:c="4"/>• __call__() 方法是一个特殊方法，它使一个类的实例可以像函数一样被调用<text:span text:style-name="T97">。</text:span></text:p>
      <text:p text:style-name="P84"><text:s text:c="4"/>• <text:span text:style-name="T25">例子</text:span><text:span text:style-name="T26">：</text:span></text:p>
      <text:p text:style-name="P87"><text:tab/><text:tab/><text:tab/><text:tab/>class MyCallableClass:</text:p>
      <text:p text:style-name="P87"><text:s text:c="3"/><text:tab/><text:tab/><text:tab/><text:tab/> <text:s text:c="5"/>def __init__(self, factor):</text:p>
      <text:p text:style-name="P87"><text:s text:c="6"/><text:tab/><text:tab/><text:tab/><text:tab/> <text:s text:c="11"/>self.factor = factor</text:p>
      <text:p text:style-name="P87"><text:s text:c="4"/><text:tab/><text:tab/><text:tab/><text:tab/> <text:s text:c="5"/>def __call__(self, x):</text:p>
      <text:p text:style-name="P87"><text:s text:c="5"/><text:tab/><text:tab/><text:tab/><text:tab/> <text:s text:c="11"/>return x * self.factor</text:p>
      <text:p text:style-name="P87"><text:tab/><text:tab/><text:tab/><text:tab/># 创建类的实例</text:p>
      <text:p text:style-name="P87"><text:tab/><text:tab/><text:tab/><text:tab/>my_instance = MyCallableClass(factor=10)</text:p>
      <text:p text:style-name="P87"><text:tab/><text:tab/><text:tab/><text:tab/># 像函数一样调用实例</text:p>
      <text:p text:style-name="P87"><text:tab/><text:tab/><text:tab/><text:tab/>result = my_instance(5)</text:p>
      <text:p text:style-name="P87"><text:tab/><text:tab/><text:tab/><text:tab/>print(result) </text:p>
      <text:p text:style-name="P87"><text:tab/><text:tab/><text:tab/><text:tab/><text:span text:style-name="T134">&gt;&gt;&gt;</text:span><text:span text:style-name="T135">50</text:span></text:p>
      <text:h text:style-name="P91" text:outline-level="3"><text:span text:style-name="T7">f-string</text:span><text:span text:style-name="T8">方法</text:span><text:span text:style-name="T25">：</text:span></text:h>
      <text:p text:style-name="P49"><text:span text:style-name="T25"><text:s text:c="4"/>• 这个方法主要是用于</text:span><text:span text:style-name="T45">把一个变量</text:span><text:span text:style-name="T26">格式化</text:span><text:span text:style-name="T47">为</text:span><text:span text:style-name="T46">一个</text:span><text:span text:style-name="T26">字符串字面值</text:span><text:span text:style-name="T61">。</text:span></text:p>
      <text:p text:style-name="P49"><text:span text:style-name="T25"><text:s text:c="4"/>• </text:span><text:span text:style-name="T44">语法</text:span><text:span text:style-name="T26">：</text:span><text:span text:style-name="T67">f"...{各种类型变量}</text:span><text:span text:style-name="T68">...</text:span><text:span text:style-name="T67">"</text:span></text:p>
      <text:p text:style-name="P43"><text:span text:style-name="T25"><text:s text:c="4"/>• 例子</text:span><text:span text:style-name="T26">：</text:span></text:p>
      <text:p text:style-name="P42"><text:span text:style-name="T77"><text:tab/><text:tab/><text:tab/><text:tab/></text:span><text:span text:style-name="T114">name </text:span><text:span text:style-name="T115">=</text:span><text:span text:style-name="T116"> </text:span><text:span text:style-name="T115">"</text:span><text:span text:style-name="T117">张三</text:span><text:span text:style-name="T115">"</text:span></text:p>
      <text:p text:style-name="P50"><text:soft-page-break/><text:span text:style-name="T77"><text:tab/><text:tab/><text:tab/><text:tab/></text:span><text:span text:style-name="T85">print(f</text:span><text:span text:style-name="T118">"{name}是一个法外狂徒"）</text:span></text:p>
      <text:p text:style-name="P42"><text:span text:style-name="T77"><text:tab/><text:tab/><text:tab/><text:tab/></text:span><text:span text:style-name="T85">&gt;&gt;&gt;</text:span><text:span text:style-name="T86">张三是一个法外狂徒</text:span></text:p>
      <text:h text:style-name="P92" text:outline-level="3"><text:span text:style-name="T7">lambda **kwargs: class(**kwargs)</text:span><text:span text:style-name="T22">用</text:span><text:span text:style-name="T8">法</text:span><text:span text:style-name="T25">：</text:span></text:h>
      <text:p text:style-name="P79"><text:span text:style-name="T25"><text:s text:c="4"/>• 通常</text:span><text:span text:style-name="T26">将这种匿名函数存储在字典中，</text:span><text:span text:style-name="T59">然后</text:span><text:span text:style-name="T26">根据不同的键动态创建类实例</text:span><text:span text:style-name="T60">。</text:span></text:p>
      <text:p text:style-name="P79"><text:span text:style-name="T25"><text:s text:c="4"/>• 例子</text:span><text:span text:style-name="T26">：</text:span></text:p>
      <text:p text:style-name="P73"><text:tab/><text:tab/><text:tab/><text:tab/>class Animal:</text:p>
      <text:p text:style-name="P73"><text:s/><text:tab/><text:tab/><text:tab/><text:tab/> <text:s text:c="5"/>def __init__(self, species):</text:p>
      <text:p text:style-name="P73"><text:s text:c="5"/><text:tab/><text:tab/><text:tab/><text:tab/> <text:s text:c="11"/>self.species = species</text:p>
      <text:p text:style-name="P74"><text:s text:c="8"/><text:tab/><text:tab/><text:tab/><text:tab/>class Person:</text:p>
      <text:p text:style-name="P80"><text:span text:style-name="T118"><text:s/><text:tab/><text:tab/><text:tab/><text:tab/> <text:s text:c="5"/>def __init__(self</text:span><text:span text:style-name="T129">, name</text:span><text:span text:style-name="T118">):</text:span></text:p>
      <text:p text:style-name="P81"><text:span text:style-name="T118"><text:s text:c="4"/><text:tab/><text:tab/><text:tab/><text:tab/> <text:s text:c="11"/>self. </text:span><text:span text:style-name="T129">name</text:span><text:span text:style-name="T118"> = <text:s/></text:span><text:span text:style-name="T129">name</text:span></text:p>
      <text:p text:style-name="P73"/>
      <text:p text:style-name="P73"><text:tab/><text:tab/><text:tab/><text:tab/># 创建一个字典，包含不同类的实例化函数</text:p>
      <text:p text:style-name="P73"><text:tab/><text:tab/><text:tab/><text:tab/>factory = {'person': lambda **kwargs: Person(**kwargs),</text:p>
      <text:p text:style-name="P73"><text:tab/><text:tab/><text:tab/><text:tab/> <text:s text:c="17"/>'animal': lambda **kwargs: Animal(**kwargs)}</text:p>
      <text:p text:style-name="P73"><text:s text:c="54"/># 动态选择并创建实例</text:p>
      <text:p text:style-name="P73"><text:tab/><text:tab/><text:tab/><text:tab/>person = factory['person'](name="Bob")</text:p>
      <text:p text:style-name="P73"><text:tab/><text:tab/><text:tab/><text:tab/>animal = factory['animal'](species="Cat")</text:p>
      <text:h text:style-name="P93" text:outline-level="3"><text:span text:style-name="T7">zip</text:span><text:span text:style-name="T8">内置函数</text:span><text:span text:style-name="T25">：</text:span></text:h>
      <text:p text:style-name="P76"><text:span text:style-name="T25"><text:s text:c="4"/>• </text:span><text:span text:style-name="T26">将多个可迭代对象</text:span><text:span text:style-name="T57">(列表、字符串等)中的元素打包成一个个的元组，并返回这些元组组成的迭代器。当使用多个</text:span><text:span text:style-name="T58">不同长度</text:span><text:span text:style-name="T57">可迭代对象时，zip函数会在最短的可迭代对象终止时停止打包。</text:span></text:p>
      <text:p text:style-name="P76"><text:span text:style-name="T25"><text:s text:c="4"/>• 例子</text:span><text:span text:style-name="T26">：</text:span></text:p>
      <text:p text:style-name="P78"><text:span text:style-name="T77"><text:tab/><text:tab/><text:tab/><text:tab/></text:span><text:span text:style-name="T120">list</text:span><text:span text:style-name="T127">1 = [1, 2, 3, </text:span><text:span text:style-name="T128">4</text:span><text:span text:style-name="T127">]</text:span></text:p>
      <text:p text:style-name="P77"><text:span text:style-name="T127"><text:tab/><text:tab/><text:tab/><text:tab/></text:span><text:span text:style-name="T120">list</text:span><text:span text:style-name="T127">2 = ['a', 'b', 'c']</text:span></text:p>
      <text:p text:style-name="P75"><text:tab/><text:tab/><text:tab/><text:tab/>zipped = zip(list1, list2)</text:p>
      <text:p text:style-name="P78"><text:span text:style-name="T77"><text:tab/><text:tab/><text:tab/><text:tab/></text:span><text:span text:style-name="T85">print</text:span><text:span text:style-name="T127">(</text:span><text:span text:style-name="T96">list</text:span><text:span text:style-name="T127">(zipped))</text:span></text:p>
      <text:p text:style-name="P76"><text:span text:style-name="T77"><text:tab/><text:tab/><text:tab/><text:tab/></text:span><text:span text:style-name="T85">&gt;&gt;&gt;</text:span><text:span text:style-name="T86">[(1, 'a'), (2, 'b'), (3, 'c')]</text:span></text:p>
      <text:h text:style-name="P94" text:outline-level="3"><text:span text:style-name="T7">*</text:span><text:span text:style-name="T19">的构造</text:span><text:span text:style-name="T20">和解构</text:span><text:span text:style-name="T19">用</text:span><text:span text:style-name="T8">法</text:span><text:span text:style-name="T25">：</text:span></text:h>
      <text:p text:style-name="P58"><text:span text:style-name="T25"><text:s text:c="4"/>• </text:span><text:span text:style-name="T26">在一些数据中间的某个位置插入一个现有的列表构造一个新列表</text:span><text:span text:style-name="T54">，或者将列表中的元素分配给几个变量</text:span><text:span text:style-name="T56">，</text:span><text:span text:style-name="T54">或者</text:span><text:span text:style-name="T56">把已有字典的键值对展开到</text:span><text:span text:style-name="T54">新的字典</text:span><text:span text:style-name="T55">。</text:span></text:p>
      <text:p text:style-name="P58"><text:span text:style-name="T25"><text:s text:c="4"/>• 列表</text:span><text:span text:style-name="T53">构造</text:span><text:span text:style-name="T25">例子</text:span><text:span text:style-name="T26">：</text:span></text:p>
      <text:p text:style-name="P64"><text:soft-page-break/><text:tab/><text:tab/><text:tab/><text:tab/>lst = [1, 2, 3]</text:p>
      <text:p text:style-name="P64"><text:tab/><text:tab/><text:tab/><text:tab/>new_lst = [0, lst, 4, 5]</text:p>
      <text:p text:style-name="P64"><text:tab/><text:tab/><text:tab/><text:tab/>print("不使用*号，构造后的列表：{}".format(new_lst))</text:p>
      <text:p text:style-name="P64"><text:tab/><text:tab/><text:tab/><text:tab/>new_lst = [0, *lst, 4, 5]</text:p>
      <text:p text:style-name="P64"><text:tab/><text:tab/><text:tab/><text:tab/>print("使用*号，构造后的列表：{}".format(new_lst))</text:p>
      <text:p text:style-name="P59"><text:span text:style-name="T124"><text:tab/><text:tab/><text:tab/><text:tab/></text:span><text:span text:style-name="T118">&gt;&gt;&gt;</text:span><text:span text:style-name="T124">不使用*号，构造后的列表：[0, [1, 2, 3], 4, 5]</text:span></text:p>
      <text:p text:style-name="P59"><text:span text:style-name="T124"><text:tab/><text:tab/><text:tab/><text:tab/></text:span><text:span text:style-name="T118">&gt;&gt;&gt;</text:span><text:span text:style-name="T124">使用*号，构造后的列表：[0, 1, 2, 3, 4, 5]</text:span></text:p>
      <text:p text:style-name="P61"><text:span text:style-name="T120"><text:s text:c="4"/>• 列表</text:span><text:span text:style-name="T125">解构</text:span><text:span text:style-name="T120">例子</text:span><text:span text:style-name="T126">：</text:span></text:p>
      <text:p text:style-name="P65"><text:tab/><text:tab/><text:tab/><text:tab/>first, *lst, last = new_lst</text:p>
      <text:p text:style-name="P65"><text:tab/><text:tab/><text:tab/><text:tab/>print("列表第一个元素：{}".format(first))</text:p>
      <text:p text:style-name="P65"><text:tab/><text:tab/><text:tab/><text:tab/>print("列表中间元素：{}".format(lst))</text:p>
      <text:p text:style-name="P65"><text:tab/><text:tab/><text:tab/><text:tab/>print("列表最后一个元素：{}".format(last))</text:p>
      <text:p text:style-name="P60"><text:span text:style-name="T126"><text:tab/><text:tab/><text:tab/><text:tab/></text:span><text:span text:style-name="T118">&gt;&gt;&gt;</text:span><text:span text:style-name="T126">列表第一个元素：0</text:span></text:p>
      <text:p text:style-name="P60"><text:span text:style-name="T126"><text:tab/><text:tab/><text:tab/><text:tab/></text:span><text:span text:style-name="T118">&gt;&gt;&gt;</text:span><text:span text:style-name="T126">列表中间元素：[1, 2, 3, 4]</text:span></text:p>
      <text:p text:style-name="P60"><text:span text:style-name="T126"><text:tab/><text:tab/><text:tab/><text:tab/></text:span><text:span text:style-name="T118">&gt;&gt;&gt;</text:span><text:span text:style-name="T126">列表最后一个元素：5</text:span></text:p>
      <text:p text:style-name="P62"><text:span text:style-name="T120"><text:s text:c="4"/>• 字典</text:span><text:span text:style-name="T125">构造</text:span><text:span text:style-name="T120">例子</text:span><text:span text:style-name="T126">：</text:span></text:p>
      <text:p text:style-name="P66"><text:tab/><text:tab/><text:tab/><text:tab/>dict = {"name": "harry", "age": 40}</text:p>
      <text:p text:style-name="P66"><text:tab/><text:tab/><text:tab/><text:tab/>new_dict = {"gender": "male", **dict}</text:p>
      <text:p text:style-name="P66"><text:tab/><text:tab/><text:tab/><text:tab/>print("构造后的字典：{}".format(new_dict))</text:p>
      <text:p text:style-name="P63"><text:span text:style-name="T126"><text:tab/><text:tab/><text:tab/><text:tab/></text:span><text:span text:style-name="T118">&gt;&gt;&gt;</text:span><text:span text:style-name="T126">构造后的字典：{'gender': 'male', 'name': 'harry', 'age': 40}</text:span></text:p>
      <text:h text:style-name="P95" text:outline-level="3"><text:span text:style-name="T17">enumerate</text:span><text:span text:style-name="T8">方法</text:span><text:span text:style-name="T25">：</text:span></text:h>
      <text:p text:style-name="P52"><text:span text:style-name="T25"><text:s text:c="4"/>• </text:span><text:span text:style-name="T26">enumerate()是python的内置函数，用来将一个可迭代对象转化为枚举对象，同时获得每个元素的索引下标和值，即需要 index 和 value 值的时候可以使用enumerate函数。</text:span></text:p>
      <text:p text:style-name="P52"><text:span text:style-name="T25"><text:s text:c="4"/>• 例子</text:span><text:span text:style-name="T26">：</text:span></text:p>
      <text:p text:style-name="P52"><text:span text:style-name="T118"><text:tab/><text:tab/><text:tab/><text:tab/>l</text:span><text:span text:style-name="T121">ist</text:span><text:span text:style-name="T123">1</text:span><text:span text:style-name="T118"> = ["小米", "小华", "小刘"]</text:span></text:p>
      <text:p text:style-name="P54"><text:span text:style-name="T118"><text:tab/><text:tab/><text:tab/><text:tab/>a = enumerate(l</text:span><text:span text:style-name="T121">ist</text:span><text:span text:style-name="T123">1</text:span><text:span text:style-name="T118">)</text:span></text:p>
      <text:p text:style-name="P67"><text:tab/><text:tab/><text:tab/><text:tab/>for i in a:</text:p>
      <text:p text:style-name="P67"><text:s text:c="2"/><text:tab/><text:tab/><text:tab/><text:tab/> <text:s text:c="5"/>print(i)</text:p>
      <text:p text:style-name="P53"><text:span text:style-name="T120"><text:tab/><text:tab/><text:tab/><text:tab/></text:span><text:span text:style-name="T118">&gt;&gt;&gt;(0, '小米')</text:span></text:p>
      <text:p text:style-name="P53"><text:span text:style-name="T120"><text:tab/><text:tab/><text:tab/><text:tab/></text:span><text:span text:style-name="T118">&gt;&gt;&gt;(1, '小华')</text:span></text:p>
      <text:p text:style-name="P53"><text:span text:style-name="T120"><text:tab/><text:tab/><text:tab/><text:tab/></text:span><text:span text:style-name="T118">&gt;&gt;&gt;(2, '小刘')</text:span></text:p>
      <text:p text:style-name="P56"><text:span text:style-name="T118"><text:tab/><text:tab/><text:tab/><text:tab/>for index, value in enumerate(l</text:span><text:span text:style-name="T121">ist</text:span><text:span text:style-name="T123">1</text:span><text:span text:style-name="T118">):</text:span></text:p>
      <text:p text:style-name="P68"><text:soft-page-break/><text:s text:c="2"/><text:tab/><text:tab/><text:tab/><text:tab/> <text:s text:c="5"/>print(index, value)</text:p>
      <text:p text:style-name="P69"><text:tab/><text:tab/><text:tab/><text:tab/>&gt;&gt;&gt;0 小米</text:p>
      <text:p text:style-name="P69"><text:tab/><text:tab/><text:tab/><text:tab/>&gt;&gt;&gt;1 小华</text:p>
      <text:p text:style-name="P55"><text:span text:style-name="T118"><text:tab/><text:tab/><text:tab/><text:tab/>&gt;&gt;&gt;</text:span><text:span text:style-name="T122">2</text:span><text:span text:style-name="T118"> 小刘</text:span></text:p>
      <text:h text:style-name="P96" text:outline-level="3"><text:span text:style-name="T18">eval</text:span><text:span text:style-name="T8">方法</text:span><text:span text:style-name="T25">：</text:span></text:h>
      <text:p text:style-name="P57"><text:span text:style-name="T25"><text:s text:c="4"/>• 将字符串当成有效的表达式来求值，并返回计算结果</text:span><text:span text:style-name="T52">；</text:span><text:span text:style-name="T25">可以把字符串转化为list,dict ,tuple。</text:span><text:span text:style-name="T26">。</text:span></text:p>
      <text:p text:style-name="P57"><text:span text:style-name="T25"><text:s text:c="4"/>• 例子</text:span><text:span text:style-name="T26">：</text:span></text:p>
      <text:p text:style-name="P70"><text:tab/><text:tab/><text:tab/><text:tab/>result = eval("1 + 1")</text:p>
      <text:p text:style-name="P71"><text:tab/><text:tab/><text:tab/><text:tab/>print(result) <text:s/></text:p>
      <text:p text:style-name="P71"><text:tab/><text:tab/><text:tab/><text:tab/>&gt;&gt;&gt; 2</text:p>
      <text:p text:style-name="P71"><text:tab/><text:tab/><text:tab/><text:tab/>#将字符串转换成列表</text:p>
      <text:p text:style-name="P71"><text:tab/><text:tab/><text:tab/><text:tab/>a = "[1, 2, 3, 4]"</text:p>
      <text:p text:style-name="P71"><text:tab/><text:tab/><text:tab/><text:tab/>result = type(eval(a))</text:p>
      <text:p text:style-name="P72"><text:tab/><text:tab/><text:tab/><text:tab/>print(result) </text:p>
      <text:p text:style-name="P72"><text:tab/><text:tab/><text:tab/><text:tab/>&gt;&gt;&gt;&lt;class 'list'&gt;</text:p>
      <text:h text:style-name="P97" text:outline-level="3"><text:span text:style-name="T4">函数装饰</text:span><text:span text:style-name="T5">器</text:span><text:span text:style-name="T2">：</text:span></text:h>
      <text:p text:style-name="P44"><text:span text:style-name="T77"><text:s text:c="4"/>• </text:span><text:span text:style-name="T88">把</text:span><text:span text:style-name="T78">标识符@</text:span><text:span text:style-name="T89">和函数名</text:span><text:span text:style-name="T79">放在一个函数定义的</text:span><text:span text:style-name="T90">上</text:span><text:span text:style-name="T79">方和这个函数绑定在一起。在我们调用这个函数的时候，第一件事并不是执行这个函数，而是将这个函数做为参数传入它头顶</text:span><text:span text:style-name="T91">的这个函数</text:span><text:span text:style-name="T79">，该函数称之为装饰函数或装饰器。</text:span></text:p>
      <text:p text:style-name="P51"><text:span text:style-name="T77"><text:s text:c="4"/>• </text:span><text:span text:style-name="T79">例子</text:span><text:span text:style-name="T80">：</text:span></text:p>
      <text:p text:style-name="P85"><text:tab/><text:tab/> <text:s text:c="9"/>def my_decorator(func):</text:p>
      <text:p text:style-name="P85"><text:s text:c="4"/><text:tab/><text:tab/><text:tab/> <text:s text:c="2"/>def wrapper():</text:p>
      <text:p text:style-name="P85"><text:s text:c="5"/><text:tab/><text:tab/><text:tab/> <text:s text:c="8"/>print('wrapper of decorator')</text:p>
      <text:p text:style-name="P85"><text:s text:c="6"/><text:tab/><text:tab/><text:tab/> <text:s text:c="8"/>func()</text:p>
      <text:p text:style-name="P85"><text:s/><text:tab/><text:tab/><text:tab/> <text:s text:c="2"/>return wrapper<text:span text:style-name="T133">()</text:span></text:p>
      <text:p text:style-name="P85"><text:tab/><text:tab/> <text:s text:c="9"/>@my_decorator</text:p>
      <text:p text:style-name="P85"><text:tab/><text:tab/> <text:s text:c="10"/>def greet():</text:p>
      <text:p text:style-name="P85"><text:tab/><text:tab/><text:tab/> <text:s text:c="3"/>print('hello world')</text:p>
      <text:p text:style-name="P85"><text:tab/><text:tab/> <text:s text:c="10"/>greet()</text:p>
      <text:p text:style-name="P85"><text:span text:style-name="T130"><text:tab/><text:tab/> <text:s text:c="10"/>&gt;&gt;&gt;</text:span>wrapper of decorator</text:p>
      <text:p text:style-name="P86"><text:span text:style-name="T87"><text:tab/><text:tab/> <text:s text:c="10"/>&gt;&gt;&gt;</text:span><text:span text:style-name="T79">hello w</text:span><text:span text:style-name="T80">orld</text:span></text:p>
      <text:h text:style-name="P98" text:outline-level="3"><text:soft-page-break/><text:span text:style-name="T9">可变参数*</text:span><text:span text:style-name="T13">args</text:span><text:span text:style-name="T27">：</text:span></text:h>
      <text:p text:style-name="P26"><text:span text:style-name="T25"><text:s text:c="4"/>• </text:span><text:span text:style-name="T28">*args 允许我们将可变数量的参数传递给 </text:span><text:span text:style-name="T65">python</text:span><text:span text:style-name="T28">函数</text:span><text:span text:style-name="T34">，参数在函数内部以</text:span><text:span text:style-name="T31">元组（</text:span><text:span text:style-name="T66">tuple</text:span><text:span text:style-name="T31">）形式存储在args中</text:span><text:span text:style-name="T39">，参数名也可以是*加上其他名字</text:span><text:span text:style-name="T28">。</text:span></text:p>
      <text:p text:style-name="P5"><text:span text:style-name="T25"><text:s text:c="4"/>• 例子</text:span><text:span text:style-name="T29">：</text:span></text:p>
      <text:p text:style-name="P12"><text:tab/><text:tab/><text:tab/><text:tab/>def argsFunc(a, *args):</text:p>
      <text:p text:style-name="P12"><text:tab/><text:tab/><text:tab/><text:tab/> <text:s text:c="5"/>print a</text:p>
      <text:p text:style-name="P12"><text:tab/><text:tab/><text:tab/><text:tab/> <text:s text:c="5"/>print args</text:p>
      <text:p text:style-name="P12"><text:tab/><text:tab/><text:tab/><text:tab/>argsFunc(1, 2, 3, 4)</text:p>
      <text:p text:style-name="P13"><text:tab/><text:tab/><text:tab/><text:tab/>&gt;&gt;&gt;1</text:p>
      <text:p text:style-name="P13"><text:tab/><text:tab/><text:tab/><text:tab/>&gt;&gt;&gt;(2, 3, 4)</text:p>
      <text:p text:style-name="P10"><text:span text:style-name="T25"><text:s text:c="4"/>• 用法</text:span><text:span text:style-name="T29">：调用</text:span><text:span text:style-name="T37">使用</text:span><text:span text:style-name="T28">*args参数</text:span><text:span text:style-name="T37">的</text:span><text:span text:style-name="T29">函数</text:span><text:span text:style-name="T37">时，</text:span><text:span text:style-name="T29">直接</text:span><text:span text:style-name="T38">给参数</text:span><text:span text:style-name="T63">value1</text:span><text:span text:style-name="T64">，</text:span><text:span text:style-name="T63">value2</text:span><text:span text:style-name="T64">，</text:span><text:span text:style-name="T63">value</text:span><text:span text:style-name="T64">3</text:span><text:span text:style-name="T31">。</text:span></text:p>
      <text:h text:style-name="P99" text:outline-level="3"><text:span text:style-name="T9">可变参数**kwargs</text:span><text:span text:style-name="T27">：</text:span></text:h>
      <text:p text:style-name="P27"><text:span text:style-name="T25"><text:s text:c="4"/>• </text:span><text:span text:style-name="T65">** kwargs</text:span><text:span text:style-name="T28">允许我们将可变数量的关键字参数传递给 </text:span><text:span text:style-name="T65">python</text:span><text:span text:style-name="T28">函数</text:span><text:span text:style-name="T33">，</text:span><text:span text:style-name="T28">参数</text:span><text:span text:style-name="T32">在函数内部以字典</text:span><text:span text:style-name="T31">形式存储在</text:span><text:span text:style-name="T66">kwargs</text:span><text:span text:style-name="T31">中</text:span><text:span text:style-name="T40">，</text:span><text:span text:style-name="T39">参数名也可以是**加上其他名字</text:span><text:span text:style-name="T28">。</text:span></text:p>
      <text:p text:style-name="P2"><text:span text:style-name="T25"><text:s text:c="4"/>• 例子</text:span><text:span text:style-name="T29">：</text:span></text:p>
      <text:p text:style-name="P7"><text:span text:style-name="T29"><text:tab/><text:tab/><text:tab/><text:tab/>def </text:span><text:span text:style-name="T35">kwargsF</text:span><text:span text:style-name="T29">unc(**</text:span><text:span text:style-name="T36">kwargs</text:span><text:span text:style-name="T29">):</text:span></text:p>
      <text:p text:style-name="P8"><text:span text:style-name="T29"><text:tab/><text:tab/><text:tab/><text:tab/> <text:s text:c="5"/>print <text:s/></text:span><text:span text:style-name="T36">kwargs</text:span></text:p>
      <text:p text:style-name="P6"><text:span text:style-name="T29"><text:tab/><text:tab/><text:tab/><text:tab/> </text:span><text:span text:style-name="T35">kwargsF</text:span><text:span text:style-name="T29">unc(x=1,y=2,z=3)</text:span></text:p>
      <text:p text:style-name="P14"><text:tab/><text:tab/><text:tab/><text:tab/>&gt;&gt;&gt;{'y': 2, 'x': 1, 'z': 3}</text:p>
      <text:p text:style-name="P9"><text:span text:style-name="T25"><text:s text:c="4"/>• 用法</text:span><text:span text:style-name="T29">：调用</text:span><text:span text:style-name="T37">使用</text:span><text:span text:style-name="T65">**kwargs</text:span><text:span text:style-name="T28">参数</text:span><text:span text:style-name="T37">的</text:span><text:span text:style-name="T29">函数</text:span><text:span text:style-name="T37">时，</text:span><text:span text:style-name="T29">需要采用</text:span><text:span text:style-name="T63">arg1=value1,arg2=value2</text:span><text:span text:style-name="T29">这样的形式。</text:span></text:p>
      <text:h text:style-name="P100" text:outline-level="3"><text:span text:style-name="T9">l</text:span><text:span text:style-name="T11">am</text:span><text:span text:style-name="T15">b</text:span><text:span text:style-name="T11">da表达式</text:span><text:span text:style-name="T27">：</text:span></text:h>
      <text:p text:style-name="P24"><text:span text:style-name="T25"><text:s text:c="4"/>• 匿名函数lambda：是指一类无需定义标识符（函数名）的函数或子程序，是一种简单的、在同一行中定义函数的方法</text:span><text:span text:style-name="T28">。</text:span></text:p>
      <text:p text:style-name="P24"><text:span text:style-name="T25"><text:s text:c="4"/>• </text:span><text:span text:style-name="T29">lam</text:span><text:span text:style-name="T49">b</text:span><text:span text:style-name="T29">da函数一般功能简单，单行expression决定了lambda函数不能完成复杂的逻辑。由于其实现的功能一目了然，不需要专门的名字来说明。</text:span></text:p>
      <text:p text:style-name="P3"><text:span text:style-name="T25"><text:s text:c="4"/>• 基本语法：lam</text:span><text:span text:style-name="T49">b</text:span><text:span text:style-name="T25">da arg1, arg2, arg3 … :&lt;表达式&gt;</text:span></text:p>
      <text:p text:style-name="P15"><text:s text:c="4"/>• 例子：</text:p>
      <text:p text:style-name="P21"><text:tab/><text:tab/><text:tab/><text:tab/>f = lambda a, b, c, d : a*b*c*d</text:p>
      <text:p text:style-name="P21"><text:tab/><text:tab/><text:tab/><text:tab/>print( f ( 1, 2, 3, 4 ) )</text:p>
      <text:p text:style-name="P4"><text:span text:style-name="T69"><text:tab/><text:tab/><text:tab/><text:tab/></text:span><text:span text:style-name="Source_20_Text"><text:span text:style-name="T110">&gt;&gt;&gt; </text:span></text:span><text:span text:style-name="Source_20_Text"><text:span text:style-name="T111">24</text:span></text:span></text:p>
      <text:p text:style-name="P39"><text:span text:style-name="Source_20_Text"><text:span text:style-name="T110"><text:tab/><text:tab/><text:tab/><text:tab/>g=[lambda a: a*2, lambda b: b*3]</text:span></text:span></text:p>
      <text:p text:style-name="P39"><text:span text:style-name="Source_20_Text"><text:span text:style-name="T110"><text:tab/><text:tab/><text:tab/><text:tab/>print(g[0](5)) <text:s text:c="4"/></text:span></text:span></text:p>
      <text:p text:style-name="P39"><text:span text:style-name="Source_20_Text"><text:span text:style-name="T110"><text:tab/><text:tab/><text:tab/><text:tab/>&gt;&gt;&gt; 1</text:span></text:span><text:span text:style-name="Source_20_Text"><text:span text:style-name="T112">0</text:span></text:span></text:p>
      <text:p text:style-name="P39"><text:span text:style-name="Source_20_Text"><text:span text:style-name="T110"><text:tab/><text:tab/><text:tab/><text:tab/>print(g[1](6))</text:span></text:span></text:p>
      <text:p text:style-name="P40"><text:soft-page-break/><text:span text:style-name="Source_20_Text"><text:span text:style-name="T110"><text:tab/><text:tab/><text:tab/><text:tab/>&gt;&gt;&gt; 18</text:span></text:span></text:p>
      <text:p text:style-name="P25"><text:span text:style-name="Source_20_Text"><text:span text:style-name="T110"><text:s text:c="5"/>• </text:span></text:span><text:span text:style-name="Source_20_Text"><text:span text:style-name="T119">主要用法：将lambda函数赋值给一个变量，通过这个变量间接调用该lambda函数。例如，执行语句add=lambda x, y: x+y，定义了加法函数lambda x, y: x+y，并将其赋值给变量add，这样变量add便成为具有加法功能的函数。例如，执行add(1,2)，输出为3。</text:span></text:span></text:p>
      <text:p text:style-name="P40"><text:span text:style-name="Source_20_Text"><text:span text:style-name="T113"><text:tab/><text:tab/><text:tab/></text:span></text:span></text:p>
      <text:h text:style-name="P101" text:outline-level="3"><text:span text:style-name="T10">with...as语句</text:span><text:span text:style-name="T27">：</text:span></text:h>
      <text:p text:style-name="P1"><text:span text:style-name="T25"><text:s text:c="4"/>• python中的with...as...语句类似于try...finally...语句。当我们</text:span><text:span text:style-name="T28">要以读文件的模式打开一个文件对象时，使用Python内置的open()函数，传入文件名和标示符。然后调用read()方法可以一次读取文件的全部内容，最后一步是调用close()方法关闭文件。</text:span></text:p>
      <text:p text:style-name="P38"><text:span text:style-name="T28"><text:tab/><text:tab/><text:tab/><text:tab/>f = open('/home/</text:span><text:span text:style-name="T30">wky</text:span><text:span text:style-name="T28">/test.txt', 'r')</text:span></text:p>
      <text:p text:style-name="P23"><text:span text:style-name="Source_20_Text"><text:span text:style-name="T65"><text:tab/><text:tab/><text:tab/><text:tab/></text:span></text:span><text:span text:style-name="Source_20_Text"><text:span text:style-name="T63">print(</text:span></text:span><text:span text:style-name="Source_20_Text"><text:span text:style-name="T65">f.read()</text:span></text:span><text:span text:style-name="Source_20_Text"><text:span text:style-name="T75">)</text:span></text:span></text:p>
      <text:p text:style-name="P22"><text:span text:style-name="Source_20_Text"><text:span text:style-name="T65"><text:tab/><text:tab/><text:tab/><text:tab/></text:span></text:span><text:span text:style-name="Source_20_Text"><text:span text:style-name="T76">f.close()</text:span></text:span></text:p>
      <text:p text:style-name="P11"><text:span text:style-name="T107"><text:s text:c="4"/>• </text:span>由于文件读写时都有可能产生IOError，一旦出错，后面的f.close()就不会调用。所以，Python引入了with语句来自动帮我们调用close()方法：</text:p>
      <text:p text:style-name="P19"><text:tab/><text:tab/><text:tab/><text:tab/>with open('<text:span text:style-name="T106">/home/</text:span><text:span text:style-name="T108">wky</text:span><text:span text:style-name="T106">/test.txt</text:span>', <text:s/>'r') as f:</text:p>
      <text:p text:style-name="P20"><text:s text:c="3"/><text:tab/><text:tab/><text:tab/><text:tab/> <text:s text:c="7"/>print(f.read())</text:p>
      <text:h text:style-name="P102" text:outline-level="3"><text:span text:style-name="T10">for...</text:span><text:span text:style-name="T12">in</text:span><text:span text:style-name="T10">...</text:span><text:span text:style-name="T14">列表推导式</text:span><text:span text:style-name="T27">：</text:span></text:h>
      <text:p text:style-name="P16"><text:s text:c="4"/>• 快速的创建一个有规律的列表，可以利用 range 区间、元组、列表、字典和集合等数据类型，快速生成一个满足指定需求的列表。</text:p>
      <text:p text:style-name="P28"><text:span text:style-name="T25"><text:s text:c="4"/>• 语法</text:span><text:span text:style-name="T41">：</text:span><text:span text:style-name="T25">list_name = [表达式 for 临时变量 in 可迭代对象 if条件表达式]</text:span><text:span text:style-name="T42">，if条件表达式可以省略。</text:span></text:p>
      <text:p text:style-name="P29"><text:span text:style-name="T25"><text:s text:c="4"/>• 例子</text:span><text:span text:style-name="T41">：</text:span></text:p>
      <text:p text:style-name="P37"><text:span text:style-name="T43"><text:tab/><text:tab/><text:tab/><text:tab/></text:span><text:span text:style-name="T41">names_list = ["Washington", "Trump", "Obama", "bush", "Clinton"]</text:span></text:p>
      <text:p text:style-name="P37"><text:span text:style-name="T41"><text:tab/><text:tab/><text:tab/><text:tab/>list1 = [</text:span><text:span text:style-name="T48">i</text:span><text:span text:style-name="T41"> for </text:span><text:span text:style-name="T48">i</text:span><text:span text:style-name="T41"> in names_list if </text:span><text:span text:style-name="T48">i</text:span><text:span text:style-name="T41">.startswith('W')]</text:span></text:p>
      <text:p text:style-name="P37"><text:span text:style-name="T41"><text:tab/><text:tab/><text:tab/><text:tab/>l</text:span><text:span text:style-name="T48">ist</text:span><text:span text:style-name="T41">2 = [</text:span><text:span text:style-name="T48">i</text:span><text:span text:style-name="T41"> for </text:span><text:span text:style-name="T48">i</text:span><text:span text:style-name="T41"> in names_list if </text:span><text:span text:style-name="T48">i</text:span><text:span text:style-name="T41">.startswith('W') or len(</text:span><text:span text:style-name="T48">i</text:span><text:span text:style-name="T41">) &lt; 5]</text:span></text:p>
      <text:p text:style-name="P35"><text:span text:style-name="T81"><text:tab/><text:tab/><text:tab/><text:tab/>print(list1, l</text:span><text:span text:style-name="T82">ist</text:span><text:span text:style-name="T81">2)</text:span></text:p>
      <text:p text:style-name="P36"><text:span text:style-name="T81"><text:tab/><text:tab/><text:tab/><text:tab/></text:span><text:span text:style-name="T83">&gt;&gt;&gt; ['Washington'] ['Washington', 'bush']</text:span></text:p>
      <text:h text:style-name="P103" text:outline-level="3"><text:span text:style-name="T16">函数参数中的“:” 和函数后</text:span><text:span text:style-name="T23">面</text:span><text:span text:style-name="T16">的 “-&gt; ”</text:span><text:span text:style-name="T27">：</text:span></text:h>
      <text:p text:style-name="P17"><text:s text:c="4"/>• 函数参数中的冒号是参数的类型建议符，表示希望传入的实参的类型。函数后面的箭头是函数返回值的类型建议符，用来说明函数返回值是什么类型。</text:p>
      <text:p text:style-name="P18"><text:span text:style-name="T107"><text:s text:c="4"/>• 例子</text:span>：</text:p>
      <text:p text:style-name="P110"><text:tab/><text:tab/><text:tab/><text:tab/><text:span text:style-name="T136">def Sum(num1: int, num2: int=100) -&gt; int:</text:span></text:p>
      <text:p text:style-name="P111"><text:s/><text:tab/><text:tab/><text:tab/><text:tab/> <text:s text:c="5"/>sum = num1 + num2</text:p>
      <text:p text:style-name="P111"><text:s/><text:tab/><text:tab/><text:tab/><text:tab/> <text:s text:c="5"/>return sum</text:p>
      <text:p text:style-name="P111"><text:tab/><text:tab/><text:tab/><text:tab/>if __name__ == "__main__":</text:p>
      <text:p text:style-name="P111"><text:tab/><text:tab/><text:tab/><text:tab/> <text:s text:c="5"/>print(Sum.__annotations__)</text:p>
      <text:p text:style-name="P111"><text:tab/><text:tab/><text:tab/><text:tab/> <text:s text:c="5"/>print(Sum(1,2))</text:p>
      <text:p text:style-name="P111"><text:soft-page-break/><text:s text:c="3"/><text:tab/><text:tab/><text:tab/><text:tab/> <text:s text:c="5"/>print(tSum(1))</text:p>
      <text:p text:style-name="P111"><text:s text:c="2"/><text:tab/><text:tab/><text:tab/><text:tab/> <text:s text:c="5"/>print(Sum('I love ','python'))</text:p>
      <text:p text:style-name="P111"><text:tab/><text:tab/><text:tab/><text:tab/>&gt;&gt;&gt;{'num1': &lt;class 'int'&gt;, 'num2': &lt;class 'int'&gt;, 'return': &lt;class 'int'&gt;}</text:p>
      <text:p text:style-name="P112"><text:tab/><text:tab/><text:tab/><text:tab/>&gt;&gt;&gt;3</text:p>
      <text:p text:style-name="P112"><text:tab/><text:tab/><text:tab/><text:tab/>&gt;&gt;&gt;101</text:p>
      <text:p text:style-name="P112"><text:tab/><text:tab/><text:tab/><text:tab/>&gt;&gt;&gt;I love python</text:p>
      <text:p text:style-name="P30"><text:span text:style-name="T69"><text:s text:c="4"/>• </text:span><text:span text:style-name="T70">说明</text:span><text:span text:style-name="T71">：第一行输出中的__annotations__是函数的保留属性，保存的是函数声明中的注释内容，比如我们使用的对参数"num1"，"num2"和返回值的建议类型</text:span><text:span text:style-name="T72">；</text:span><text:span text:style-name="T71">第二行输出是正常用法</text:span><text:span text:style-name="T73">；</text:span><text:span text:style-name="T71">第三行输出验证了注释内容后可以跟等号"="</text:span><text:span text:style-name="T74">，</text:span><text:span text:style-name="T71">意思为未传入实参时，该参数获得的默认值</text:span><text:span text:style-name="T72">；</text:span><text:span text:style-name="T71">第四行输出则验证了该解释说明符并非强制检查，我们传入了两个str实参，并不会报错，而是继续进行函数中的加法运算。</text:span></text:p>
      <text:h text:style-name="P104" text:outline-level="3"><text:span text:style-name="T10">%</text:span><text:span text:style-name="T14">取模运算符</text:span><text:span text:style-name="T27">：</text:span></text:h>
      <text:p text:style-name="P31"><text:span text:style-name="T84"><text:s text:c="4"/>• </text:span><text:span text:style-name="T93">一个数除以另一个数，然后返回余数。</text:span></text:p>
      <text:p text:style-name="P33"><text:span text:style-name="T94"><text:s text:c="4"/>• 例子：5%2的结果就是1</text:span><text:span text:style-name="T93">。</text:span></text:p>
      <text:h text:style-name="P105" text:outline-level="3"><text:span text:style-name="T10">//</text:span><text:span text:style-name="T21">整除</text:span><text:span text:style-name="T14">运算符</text:span><text:span text:style-name="T27">：</text:span></text:h>
      <text:p text:style-name="P32"><text:span text:style-name="T84"><text:s text:c="4"/>• </text:span><text:span text:style-name="T93">一个数除以另一个数，然后向下取整到最接近的整数。</text:span></text:p>
      <text:p text:style-name="P32"><text:span text:style-name="T94"><text:s text:c="5"/>• </text:span><text:span text:style-name="T93">例子：5//2的结果就是2。</text:span></text:p>
      <text:h text:style-name="P106" text:outline-level="3"><text:span text:style-name="T21">**幂</text:span><text:span text:style-name="T14">运算符</text:span><text:span text:style-name="T27">：</text:span></text:h>
      <text:p text:style-name="P34"><text:span text:style-name="T84"><text:s text:c="4"/>• 它用于执行幂运算</text:span><text:span text:style-name="T93">。</text:span></text:p>
      <text:p text:style-name="P108"><text:span text:style-name="T94"><text:s text:c="5"/>• </text:span><text:span text:style-name="T93">例子：2**3的结果就是8。</text:span></text:p>
      <text:h text:style-name="P107" text:outline-level="3"><text:span text:style-name="T14">get</text:span><text:span text:style-name="T24">attr内置函数</text:span><text:span text:style-name="T27">：</text:span></text:h>
      <text:p text:style-name="P109"><text:span text:style-name="T84"><text:s text:c="4"/>• 用于获取对象的属性值。它主要用于动态访问对象的属性，特别是在属性名在运行时才确定的情况下</text:span><text:span text:style-name="T93">。</text:span></text:p>
      <text:p text:style-name="P109"><text:span text:style-name="T94"><text:s text:c="5"/>• </text:span><text:span text:style-name="T93">例子：</text:span></text:p>
      <text:p text:style-name="P114"><text:span text:style-name="T93">class MyClass:</text:span></text:p>
      <text:p text:style-name="P114"><text:span text:style-name="T93"><text:s text:c="4"/>def __init__(self):</text:span></text:p>
      <text:p text:style-name="P114"><text:span text:style-name="T93"><text:s text:c="8"/>self.value1 = 10</text:span></text:p>
      <text:p text:style-name="P114"><text:span text:style-name="T93"><text:s text:c="8"/>self.value2 = 20</text:span></text:p>
      <text:p text:style-name="P114"><text:span text:style-name="T93">obj = MyClass()</text:span></text:p>
      <text:p text:style-name="P114"><text:span text:style-name="T93">for attr_name in ['value1', 'value2', 'non_existent']:</text:span></text:p>
      <text:p text:style-name="P114"><text:span text:style-name="T93"><text:s text:c="4"/>attr_value = getattr(obj, attr_name, 'default')</text:span></text:p>
      <text:p text:style-name="P114"><text:span text:style-name="T93"><text:s text:c="4"/>print(f'{attr_name}: {attr_value}')</text:span></text:p>
      <text:p text:style-name="P114"><text:span text:style-name="T95">&gt;&gt;&gt;</text:span><text:span text:style-name="T93">value1: 10</text:span></text:p>
      <text:p text:style-name="P115"><text:span text:style-name="T95">&gt;&gt;&gt;</text:span><text:span text:style-name="T93">value2: 20</text:span></text:p>
      <text:p text:style-name="P115"><text:span text:style-name="T95">&gt;&gt;&gt;</text:span><text:span text:style-name="T93">non_existent: defaul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6-09T15:40:49.098510942</dc:date>
    <meta:editing-duration>P1DT1H30M37S</meta:editing-duration>
    <meta:editing-cycles>313</meta:editing-cycles>
    <meta:generator>LibreOffice/6.4.7.2$Linux_X86_64 LibreOffice_project/40$Build-2</meta:generator>
    <meta:document-statistic meta:table-count="0" meta:image-count="0" meta:object-count="0" meta:page-count="7" meta:paragraph-count="205" meta:word-count="2534" meta:character-count="6706" meta:non-whitespace-character-count="5247"/>
  </office:meta>
</office:document-meta>
</file>